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8a0" officeooo:paragraph-rsid="0000b8a0"/>
    </style:style>
    <style:style style:name="P2" style:family="paragraph" style:parent-style-name="Standard">
      <style:text-properties officeooo:rsid="0001fccc" officeooo:paragraph-rsid="0001fccc"/>
    </style:style>
    <style:style style:name="P3" style:family="paragraph" style:parent-style-name="Standard">
      <style:text-properties officeooo:rsid="0003f7e5" officeooo:paragraph-rsid="0003f7e5"/>
    </style:style>
    <style:style style:name="P4" style:family="paragraph" style:parent-style-name="Standard">
      <style:text-properties officeooo:rsid="0004289e" officeooo:paragraph-rsid="0004289e"/>
    </style:style>
    <style:style style:name="P5" style:family="paragraph" style:parent-style-name="Standard">
      <style:text-properties officeooo:rsid="000538e1" officeooo:paragraph-rsid="000538e1"/>
    </style:style>
    <style:style style:name="P6" style:family="paragraph" style:parent-style-name="Standard">
      <style:text-properties officeooo:rsid="000608a3" officeooo:paragraph-rsid="000608a3"/>
    </style:style>
    <style:style style:name="P7" style:family="paragraph" style:parent-style-name="Standard">
      <style:text-properties officeooo:rsid="00069878" officeooo:paragraph-rsid="00069878"/>
    </style:style>
    <style:style style:name="P8" style:family="paragraph" style:parent-style-name="Standard">
      <style:text-properties officeooo:rsid="0007f7fa" officeooo:paragraph-rsid="0007f7fa"/>
    </style:style>
    <style:style style:name="T1" style:family="text">
      <style:text-properties officeooo:rsid="000538e1"/>
    </style:style>
    <style:style style:name="T2" style:family="text">
      <style:text-properties fo:language="fr" fo:country="FR"/>
    </style:style>
    <style:style style:name="T3" style:family="text">
      <style:text-properties fo:language="fr" fo:country="BE"/>
    </style:style>
    <style:style style:name="T4" style:family="text">
      <style:text-properties fo:language="fr" fo:country="BJ"/>
    </style:style>
    <style:style style:name="T5" style:family="text">
      <style:text-properties fo:language="fr" fo:country="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1</text:p>
      <text:p text:style-name="P1"/>
      <text:p text:style-name="P1">Cohérence Atomique : tous les obs voient exactement la suite des valeurs du générateur</text:p>
      <text:p text:style-name="P1"/>
      <text:p text:style-name="P2">blablabla</text:p>
      <text:p text:style-name="P2">On fait ecriture interdite, on note qui a lu, une fois que tout le monde à lu on repasse en écriture autorisée</text:p>
      <text:p text:style-name="P2"/>
      <text:p text:style-name="P2"/>
      <text:p text:style-name="P2">E → L <text:s text:c="3"/>incr()</text:p>
      <text:p text:style-name="P2">L→ L <text:s text:c="4"/>getValue()</text:p>
      <text:p text:style-name="P2">L → E <text:s text:c="3"/>getValue() tous les obs en meme temps</text:p>
      <text:p text:style-name="P2"/>
      <text:p text:style-name="P2">C’est plus fiable de passer l’id de l’obs dans le param du get Value</text:p>
      <text:p text:style-name="P2"/>
      <text:p text:style-name="P2"/>
      <text:p text:style-name="P2">blablabla</text:p>
      <text:p text:style-name="P2"/>
      <text:p text:style-name="P2">la cohérence séquentielle est la meme boucle atomique d’une copie</text:p>
      <text:p text:style-name="P2">le 3e modèle de cohérence, c’est celle où il n’y en a pas. <text:s/>A chaque fois qu’on donne une valeur on donne la date de production de la valeur. On garde la valeur la plus récente.</text:p>
      <text:p text:style-name="P2"/>
      <text:p text:style-name="P2"/>
      <text:p text:style-name="P3">M2</text:p>
      <text:p text:style-name="P3"/>
      <text:p text:style-name="P3">On construit M2 a partir de M1 car il n’y avait pas d’appel de fonctions asynchrones.</text:p>
      <text:p text:style-name="P3">Pattern active object, l’interface asynchrone de service à le role client. Le proxy est client, c’est le canal, il implemente cette fonction.</text:p>
      <text:p text:style-name="P4">Le type future est le meme pour tous les trucs de lappli.</text:p>
      <text:p text:style-name="P4">Le client voit le future, mais pas le canal car il est caché derrière une interface.</text:p>
      <text:p text:style-name="P4">On a besoin d’un autre type : MethodInvocationImpl. En appliquant le pattern on crée les methodInvocation concrete, on leur donne le nom de l’opération : Update.</text:p>
      <text:p text:style-name="P4">Afficheur joue le role de serv<text:span text:style-name="T1">a</text:span>ntContrete.</text:p>
      <text:p text:style-name="P3"/>
      <text:p text:style-name="P3">Client : ObsGenerateur Async</text:p>
      <text:p text:style-name="P3">→ Update(s:generateur) : future</text:p>
      <text:p text:style-name="P3"/>
      <text:p text:style-name="P3">ObsGenerateur</text:p>
      <text:p text:style-name="P3">→ update(s:generateur)</text:p>
      <text:p text:style-name="P3"/>
      <text:p text:style-name="P4">Update</text:p>
      <text:p text:style-name="P4">s:Generateur</text:p>
      <text:p text:style-name="P4">→call()</text:p>
      <text:p text:style-name="P4"/>
      <text:p text:style-name="P4"/>
      <text:p text:style-name="P4">3phases </text:p>
      <text:p text:style-name="P4">1) appel du service par le client</text:p>
      <text:p text:style-name="P4"><text:tab/>→ création d’une instance de Update par le proxy</text:p>
      <text:p text:style-name="P4"><text:tab/>→<text:span text:style-name="T1"> dépot de la MI auprès du scheduler qui retrouve une future qui est retournée au client</text:span></text:p>
      <text:p text:style-name="P4"/>
      <text:p text:style-name="P5">2a) (coté scheduler) Le scheduler va chercher la MI dans une file, et la fait exécuter dans un thread</text:p>
      <text:p text:style-name="P5"><text:tab/>→ la MI execute <text:span text:style-name="T2">le</text:span> service <text:span text:style-name="T5">synchrone</text:span> <text:span text:style-name="T4">dans</text:span> <text:span text:style-name="T3">le</text:span> servant.</text:p>
      <text:p text:style-name="P5"><text:soft-page-break/>2b) (<text:span text:style-name="T2">coté</text:span> Generateur(cad client)) si besoin synchronisation sur le future</text:p>
      <text:p text:style-name="P5"/>
      <text:p text:style-name="P5"/>
      <text:p text:style-name="P4"/>
      <text:p text:style-name="P4">M3</text:p>
      <text:p text:style-name="P4">passer du M2 au M3 c’est juste une substitution de nom</text:p>
      <text:p text:style-name="P4"/>
      <text:p text:style-name="P4"/>
      <text:p text:style-name="P4"/>
      <text:p text:style-name="P6">rôle<text:tab/><text:tab/><text:tab/><text:tab/>M2<text:tab/><text:tab/><text:tab/><text:tab/><text:tab/>M3</text:p>
      <text:p text:style-name="P6"/>
      <text:p text:style-name="P6">Client<text:tab/><text:tab/><text:tab/><text:tab/>Generateur</text:p>
      <text:p text:style-name="P6"><text:tab/><text:tab/><text:tab/><text:tab/>Afficheur<text:tab/><text:tab/><text:tab/><text:tab/>idem</text:p>
      <text:p text:style-name="P6"/>
      <text:p text:style-name="P6"/>
      <text:p text:style-name="P6">Service<text:tab/><text:tab/><text:tab/>ObsGenerateurAsync</text:p>
      <text:p text:style-name="P6"><text:tab/><text:tab/><text:tab/><text:tab/>GenerateurAsync<text:tab/><text:tab/><text:tab/>idem</text:p>
      <text:p text:style-name="P6"/>
      <text:p text:style-name="P6"/>
      <text:p text:style-name="P6">Proxy<text:tab/><text:tab/><text:tab/><text:tab/>Canal<text:tab/><text:tab/><text:tab/><text:tab/><text:tab/>idem</text:p>
      <text:p text:style-name="P6"/>
      <text:p text:style-name="P6"/>
      <text:p text:style-name="P6">Scheduler<text:tab/><text:tab/><text:tab/>Scheduler<text:tab/><text:tab/><text:tab/><text:tab/>ScheduledExecutorService</text:p>
      <text:p text:style-name="P6"/>
      <text:p text:style-name="P6"/>
      <text:p text:style-name="P6"/>
      <text:p text:style-name="P6">MethodeInvocation<text:tab/><text:tab/>MI<text:tab/><text:tab/><text:tab/><text:tab/><text:tab/>Callable</text:p>
      <text:p text:style-name="P6"/>
      <text:p text:style-name="P6">ConcreteMI<text:tab/><text:tab/><text:tab/>Update</text:p>
      <text:p text:style-name="P6"><text:tab/><text:tab/><text:tab/><text:tab/>GetValue<text:tab/><text:tab/><text:tab/><text:tab/>idem</text:p>
      <text:p text:style-name="P6"/>
      <text:p text:style-name="P6">Future<text:tab/><text:tab/><text:tab/><text:tab/>Future<text:tab/><text:tab/><text:tab/><text:tab/><text:tab/>Future</text:p>
      <text:p text:style-name="P6"/>
      <text:p text:style-name="P6"/>
      <text:p text:style-name="P6">ActiveQueue<text:tab/><text:tab/><text:tab/>AQ<text:tab/><text:tab/><text:tab/><text:tab/><text:tab/>idem</text:p>
      <text:p text:style-name="P6"/>
      <text:p text:style-name="P7">Servant<text:tab/><text:tab/><text:tab/>Generateur</text:p>
      <text:p text:style-name="P7"><text:tab/><text:tab/><text:tab/><text:tab/>Afficheur<text:tab/><text:tab/><text:tab/><text:tab/>idem</text:p>
      <text:p text:style-name="P6"/>
      <text:p text:style-name="P6">get est une application bloquante sur un futur. La file d’execution sarrete tant que la future n’est pas prete</text:p>
      <text:p text:style-name="P8">Pas de phase 2b pour update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06:58.959729366</meta:creation-date>
    <dc:date>2018-11-06T10:54:33.646991902</dc:date>
    <meta:editing-duration>PT1H4M16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2" meta:paragraph-count="50" meta:word-count="373" meta:character-count="2247" meta:non-whitespace-character-count="1836"/>
  </office:meta>
</office:document-meta>
</file>